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-color="#eeeeee" draw:textarea-vertical-align="middle" draw:auto-grow-height="false" fo:min-height="1.02cm" fo:min-width="3.31cm"/>
      <style:paragraph-properties style:writing-mode="lr-tb"/>
    </style:style>
    <style:style style:name="gr2" style:family="graphic" style:parent-style-name="objectwithoutfill">
      <style:graphic-properties draw:fill-color="#eeeeee" draw:textarea-vertical-align="middle" draw:auto-grow-height="false" fo:min-height="1.02cm" fo:min-width="3.437cm"/>
      <style:paragraph-properties style:writing-mode="lr-tb"/>
    </style:style>
    <style:style style:name="gr3" style:family="graphic" style:parent-style-name="objectwithoutfill">
      <style:graphic-properties draw:fill-color="#eeeeee" draw:textarea-vertical-align="middle" draw:auto-grow-height="false" fo:min-height="1.02cm" fo:min-width="3.945cm"/>
      <style:paragraph-properties style:writing-mode="lr-tb"/>
    </style:style>
    <style:style style:name="gr4" style:family="graphic" style:parent-style-name="objectwithoutfill">
      <style:graphic-properties draw:fill-color="#eeeeee" draw:textarea-vertical-align="middle" draw:auto-grow-height="false" fo:min-height="1.147cm" fo:min-width="3.31cm"/>
      <style:paragraph-properties style:writing-mode="lr-tb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2.163cm" fo:min-width="3.437cm"/>
      <style:paragraph-properties style:writing-mode="lr-tb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1.02cm" fo:min-width="3.31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3.183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274cm" fo:min-width="5.21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47cm" fo:min-width="4.834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4.326cm"/>
      <style:paragraph-properties style:writing-mode="lr-tb"/>
    </style:style>
    <style:style style:name="P1" style:family="paragraph">
      <style:paragraph-properties fo:text-align="center"/>
      <style:text-properties fo:font-size="14pt"/>
    </style:style>
    <style:style style:name="P2" style:family="paragraph">
      <loext:graphic-properties draw:fill-color="#eeeeee"/>
      <style:paragraph-properties fo:text-align="center"/>
      <style:text-properties fo:font-size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81cm" svg:height="1.27cm" svg:x="24.876cm" svg:y="3.667cm">
          <text:p text:style-name="P1">Start a lev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3.81cm" svg:height="1.27cm" svg:x="24.876cm" svg:y="6.207cm">
          <text:p text:style-name="P1">Train builder uni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7" draw:id="id7" draw:layer="layout" svg:width="3.937cm" svg:height="1.27cm" svg:x="22.336cm" svg:y="8.747cm">
          <text:p text:style-name="P1">Build hospit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6" draw:id="id6" draw:layer="layout" svg:width="4.445cm" svg:height="1.27cm" svg:x="31.226cm" svg:y="8.747cm">
          <text:p text:style-name="P1">Build academ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3" draw:id="id3" draw:layer="layout" svg:width="3.81cm" svg:height="1.397cm" svg:x="36.941cm" svg:y="11.541cm">
          <text:p text:style-name="P1">Improve technolog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10" draw:id="id10" draw:layer="layout" svg:width="3.937cm" svg:height="2.413cm" svg:x="28.432cm" svg:y="11.16cm">
          <text:p text:style-name="P1">Educate reserve power for medical uni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9" draw:id="id9" draw:layer="layout" svg:width="3.81cm" svg:height="1.27cm" svg:x="19.796cm" svg:y="11.287cm">
          <text:p text:style-name="P1">Cure local patien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3" xml:id="id8" draw:id="id8" draw:layer="layout" svg:width="3.683cm" svg:height="1.27cm" svg:x="24.368cm" svg:y="11.287cm">
          <text:p text:style-name="P3"><text:span text:style-name="T1">Summon medical uni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4" draw:layer="layout" draw:type="line" svg:x1="26.781cm" svg:y1="4.937cm" svg:x2="26.781cm" svg:y2="6.207cm" draw:start-shape="id1" draw:end-shape="id2" draw:end-glue-point="0" svg:d="M26781 4937v1270" svg:viewBox="0 0 1 1271">
          <text:p/>
        </draw:connector>
        <draw:custom-shape draw:style-name="gr9" draw:text-style-name="P5" xml:id="id4" draw:id="id4" draw:layer="layout" svg:width="5.715cm" svg:height="1.524cm" svg:x="43.291cm" svg:y="10.271cm">
          <text:p text:style-name="P5">Improve efficiency of hospital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5" xml:id="id5" draw:id="id5" draw:layer="layout" svg:width="5.334cm" svg:height="1.397cm" svg:x="43.418cm" svg:y="14.97cm">
          <text:p text:style-name="P5">Reduce leak of virus into quarantine zon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4" draw:layer="layout" svg:x1="40.751cm" svg:y1="12.239cm" svg:x2="43.291cm" svg:y2="11.033cm" draw:start-shape="id3" draw:end-shape="id4" draw:end-glue-point="5" svg:d="M40751 12239h1270v-1206h1270" svg:viewBox="0 0 2541 1207">
          <text:p/>
        </draw:connector>
        <draw:connector draw:style-name="gr8" draw:text-style-name="P4" draw:layer="layout" svg:x1="40.751cm" svg:y1="12.239cm" svg:x2="43.418cm" svg:y2="15.669cm" draw:start-shape="id3" draw:end-shape="id5" draw:end-glue-point="5" svg:d="M40751 12239h1334v3430h1333" svg:viewBox="0 0 2668 3431">
          <text:p/>
        </draw:connector>
        <draw:connector draw:style-name="gr8" draw:text-style-name="P4" draw:layer="layout" svg:x1="26.781cm" svg:y1="7.477cm" svg:x2="33.449cm" svg:y2="8.747cm" draw:start-shape="id2" draw:start-glue-point="6" draw:end-shape="id6" draw:end-glue-point="4" svg:d="M26781 7477v636h6668v634" svg:viewBox="0 0 6669 1271">
          <text:p/>
        </draw:connector>
        <draw:connector draw:style-name="gr8" draw:text-style-name="P4" draw:layer="layout" svg:x1="26.781cm" svg:y1="7.477cm" svg:x2="24.304cm" svg:y2="8.747cm" draw:start-shape="id2" draw:start-glue-point="2" draw:end-shape="id7" svg:d="M26781 7477v636h-2477v634" svg:viewBox="0 0 2478 1271">
          <text:p/>
        </draw:connector>
        <draw:connector draw:style-name="gr8" draw:text-style-name="P4" draw:layer="layout" svg:x1="24.304cm" svg:y1="10.017cm" svg:x2="26.209cm" svg:y2="11.287cm" draw:start-shape="id7" draw:end-shape="id8" draw:end-glue-point="4" svg:d="M24304 10017v636h1905v634" svg:viewBox="0 0 1906 1271">
          <text:p/>
        </draw:connector>
        <draw:connector draw:style-name="gr8" draw:text-style-name="P4" draw:layer="layout" svg:x1="24.304cm" svg:y1="10.017cm" svg:x2="21.701cm" svg:y2="11.287cm" draw:start-shape="id7" draw:start-glue-point="2" draw:end-shape="id9" svg:d="M24304 10017v636h-2603v634" svg:viewBox="0 0 2604 1271">
          <text:p/>
        </draw:connector>
        <draw:connector draw:style-name="gr8" draw:text-style-name="P4" draw:layer="layout" svg:x1="33.448cm" svg:y1="10.017cm" svg:x2="30.4cm" svg:y2="11.16cm" draw:start-shape="id6" draw:end-shape="id10" svg:d="M33448 10017v572h-3048v571" svg:viewBox="0 0 3049 1144">
          <text:p/>
        </draw:connector>
        <draw:connector draw:style-name="gr8" draw:text-style-name="P4" draw:layer="layout" svg:x1="35.671cm" svg:y1="9.382cm" svg:x2="36.941cm" svg:y2="12.24cm" draw:start-shape="id6" draw:end-shape="id3" draw:end-glue-point="5" svg:d="M35671 9382h635v2858h635" svg:viewBox="0 0 1271 2859">
          <text:p/>
        </draw:connector>
        <draw:custom-shape draw:style-name="gr11" draw:text-style-name="P5" xml:id="id11" draw:id="id11" draw:layer="layout" svg:width="4.826cm" svg:height="1.27cm" svg:x="12.811cm" svg:y="8.62cm">
          <text:p text:style-name="P5">Build quarantine zon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4" draw:layer="layout" svg:x1="24.876cm" svg:y1="6.842cm" svg:x2="17.637cm" svg:y2="9.255cm" draw:start-shape="id2" draw:end-shape="id11" svg:d="M24876 6842h-3619v2413h-3620" svg:viewBox="0 0 7240 241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eeeeee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3T10:52:45.734210422</meta:creation-date>
    <dc:date>2020-07-03T11:33:06.849644983</dc:date>
    <meta:editing-duration>PT9M40S</meta:editing-duration>
    <meta:editing-cycles>1</meta:editing-cycles>
    <meta:document-statistic meta:object-count="21"/>
    <meta:generator>LibreOffice/6.4.2.2$Linux_X86_64 LibreOffice_project/40$Build-2</meta:generator>
  </office:meta>
</office:document-meta>
</file>